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6" style:parent-style-name="DefaultParagraphFont" style:family="text">
      <style:text-properties style:text-position="super 65.3%"/>
    </style:style>
    <style:style style:name="P7" style:parent-style-name="Subtitle" style:family="paragraph">
      <style:paragraph-properties fo:text-align="end"/>
    </style:style>
    <style:style style:name="P8" style:parent-style-name="Normal" style:family="paragraph">
      <style:paragraph-properties fo:break-before="page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5" style:family="table-column">
      <style:table-column-properties style:column-width="0.6638in" style:use-optimal-column-width="false"/>
    </style:style>
    <style:style style:name="TableColumn46" style:family="table-column">
      <style:table-column-properties style:column-width="1.1284in" style:use-optimal-column-width="false"/>
    </style:style>
    <style:style style:name="TableColumn47" style:family="table-column">
      <style:table-column-properties style:column-width="0.9472in" style:use-optimal-column-width="false"/>
    </style:style>
    <style:style style:name="TableColumn48" style:family="table-column">
      <style:table-column-properties style:column-width="0.8194in" style:use-optimal-column-width="false"/>
    </style:style>
    <style:style style:name="TableColumn49" style:family="table-column">
      <style:table-column-properties style:column-width="0.9472in" style:use-optimal-column-width="false"/>
    </style:style>
    <style:style style:name="TableColumn50" style:family="table-column">
      <style:table-column-properties style:column-width="1.6187in" style:use-optimal-column-width="false"/>
    </style:style>
    <style:style style:name="Table44" style:family="table">
      <style:table-properties style:width="6.125in" fo:margin-left="0.4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D9D9D9" fo:padding-top="0in" fo:padding-left="0.075in" fo:padding-bottom="0in" fo:padding-right="0.075in"/>
    </style:style>
    <style:style style:name="P5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4" style:family="table-cell">
      <style:table-cell-properties fo:border="0.0069in solid #000000" fo:background-color="#D9D9D9" fo:padding-top="0in" fo:padding-left="0.075in" fo:padding-bottom="0in" fo:padding-right="0.075in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" style:family="table-cell">
      <style:table-cell-properties fo:border="0.0069in solid #000000" fo:background-color="#D9D9D9" fo:padding-top="0in" fo:padding-left="0.075in" fo:padding-bottom="0in" fo:padding-right="0.075in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9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0" style:family="table-cell">
      <style:table-cell-properties fo:border="0.0069in solid #000000" fo:background-color="#D9D9D9" fo:padding-top="0in" fo:padding-left="0.075in" fo:padding-bottom="0in" fo:padding-right="0.075in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3" style:family="table-cell">
      <style:table-cell-properties fo:border="0.0069in solid #000000" fo:background-color="#D9D9D9" fo:padding-top="0in" fo:padding-left="0.075in" fo:padding-bottom="0in" fo:padding-right="0.075in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6" style:family="table-cell">
      <style:table-cell-properties fo:border="0.0069in solid #000000" fo:background-color="#D9D9D9" fo:padding-top="0in" fo:padding-left="0.075in" fo:padding-bottom="0in" fo:padding-right="0.075in"/>
    </style:style>
    <style:style style:name="P6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/>
      <style:text-properties style:font-name-complex="Arial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abletext" style:family="paragraph">
      <style:text-properties style:font-name-complex="Arial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Tabletext" style:family="paragraph">
      <style:text-properties style:font-name-complex="Arial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Tabletext" style:family="paragraph">
      <style:text-properties style:font-name-complex="Arial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Tabletext" style:family="paragraph">
      <style:text-properties style:font-name-complex="Arial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3125in" style:use-optimal-column-width="false"/>
    </style:style>
    <style:style style:name="TableColumn114" style:family="table-column">
      <style:table-column-properties style:column-width="2.6229in" style:use-optimal-column-width="false"/>
    </style:style>
    <style:style style:name="TableColumn115" style:family="table-column">
      <style:table-column-properties style:column-width="2.2256in" style:use-optimal-column-width="false"/>
    </style:style>
    <style:style style:name="TableColumn116" style:family="table-column">
      <style:table-column-properties style:column-width="0.8236in" style:use-optimal-column-width="false"/>
    </style:style>
    <style:style style:name="TableColumn117" style:family="table-column">
      <style:table-column-properties style:column-width="1.0423in" style:use-optimal-column-width="false"/>
    </style:style>
    <style:style style:name="Table112" style:family="table">
      <style:table-properties style:width="7.027in" fo:margin-left="-0.375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 style:min-row-height="0.243in" style:use-optimal-row-height="false"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P136" style:parent-style-name="ListParagraph" style:family="paragraph"/>
    <style:style style:name="P137" style:parent-style-name="ListParagraph" style:family="paragraph"/>
    <style:style style:name="P138" style:parent-style-name="ListParagraph" style:family="paragraph"/>
    <style:style style:name="P139" style:parent-style-name="Heading1" style:family="paragraph">
      <style:paragraph-properties fo:break-before="page"/>
    </style:style>
    <style:style style:name="TableColumn141" style:family="table-column">
      <style:table-column-properties style:column-width="0.284in" style:use-optimal-column-width="false"/>
    </style:style>
    <style:style style:name="TableColumn142" style:family="table-column">
      <style:table-column-properties style:column-width="2.2215in" style:use-optimal-column-width="false"/>
    </style:style>
    <style:style style:name="TableColumn143" style:family="table-column">
      <style:table-column-properties style:column-width="2.2736in" style:use-optimal-column-width="false"/>
    </style:style>
    <style:style style:name="TableColumn144" style:family="table-column">
      <style:table-column-properties style:column-width="1.1465in" style:use-optimal-column-width="false"/>
    </style:style>
    <style:style style:name="TableColumn145" style:family="table-column">
      <style:table-column-properties style:column-width="1.0409in" style:use-optimal-column-width="false"/>
    </style:style>
    <style:style style:name="Table140" style:family="table">
      <style:table-properties style:width="6.9666in" fo:margin-left="-0.3423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4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49" style:family="table-cell">
      <style:table-cell-properties fo:border="0.0069in solid #000000" fo:background-color="#D9D9D9" fo:padding-top="0in" fo:padding-left="0in" fo:padding-bottom="0in" fo:padding-right="0in"/>
    </style:style>
    <style:style style:name="P15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1" style:family="table-cell">
      <style:table-cell-properties fo:border="0.0069in solid #000000" fo:background-color="#D9D9D9" fo:padding-top="0in" fo:padding-left="0in" fo:padding-bottom="0in" fo:padding-right="0in"/>
    </style:style>
    <style:style style:name="P15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3" style:family="table-cell">
      <style:table-cell-properties fo:border="0.0069in solid #000000" fo:background-color="#D9D9D9" fo:padding-top="0in" fo:padding-left="0in" fo:padding-bottom="0in" fo:padding-right="0in"/>
    </style:style>
    <style:style style:name="P15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5" style:family="table-cell">
      <style:table-cell-properties fo:border="0.0069in solid #000000" fo:background-color="#D9D9D9" fo:padding-top="0in" fo:padding-left="0in" fo:padding-bottom="0in" fo:padding-right="0in"/>
    </style:style>
    <style:style style:name="P15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57" style:family="table-row">
      <style:table-row-properties style:min-row-height="0.243in" style:use-optimal-row-height="false"/>
    </style:style>
    <style:style style:name="TableCell158" style:family="table-cell">
      <style:table-cell-properties fo:border="0.0069in solid #000000" fo:padding-top="0in" fo:padding-left="0.0069in" fo:padding-bottom="0in" fo:padding-right="0.0069in"/>
    </style:style>
    <style:style style:name="TableCell159" style:family="table-cell">
      <style:table-cell-properties fo:border="0.0069in solid #000000" fo:padding-top="0in" fo:padding-left="0in" fo:padding-bottom="0in" fo:padding-right="0in"/>
    </style:style>
    <style:style style:name="TableCell160" style:family="table-cell">
      <style:table-cell-properties fo:border="0.0069in solid #000000" fo:padding-top="0in" fo:padding-left="0in" fo:padding-bottom="0in" fo:padding-right="0in"/>
    </style:style>
    <style:style style:name="T1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6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5" style:family="table-cell">
      <style:table-cell-properties fo:border="0.0069in solid #000000" fo:padding-top="0in" fo:padding-left="0in" fo:padding-bottom="0in" fo:padding-right="0in"/>
    </style:style>
    <style:style style:name="T166" style:parent-style-name="DefaultParagraphFont" style:family="text">
      <style:text-properties style:text-position="super 66.6%"/>
    </style:style>
    <style:style style:name="TableCell167" style:family="table-cell">
      <style:table-cell-properties fo:border="0.0069in solid #000000" fo:padding-top="0in" fo:padding-left="0in" fo:padding-bottom="0in" fo:padding-right="0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069in" fo:padding-bottom="0in" fo:padding-right="0.0069in"/>
    </style:style>
    <style:style style:name="TableCell170" style:family="table-cell">
      <style:table-cell-properties fo:border="0.0069in solid #000000" fo:padding-top="0in" fo:padding-left="0in" fo:padding-bottom="0in" fo:padding-right="0in"/>
    </style:style>
    <style:style style:name="TableCell171" style:family="table-cell">
      <style:table-cell-properties fo:border="0.0069in solid #000000" fo:padding-top="0in" fo:padding-left="0in" fo:padding-bottom="0in" fo:padding-right="0in"/>
    </style:style>
    <style:style style:name="P17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17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4" style:family="table-cell">
      <style:table-cell-properties fo:border="0.0069in solid #000000" fo:padding-top="0in" fo:padding-left="0in" fo:padding-bottom="0in" fo:padding-right="0in"/>
    </style:style>
    <style:style style:name="T175" style:parent-style-name="DefaultParagraphFont" style:family="text">
      <style:text-properties style:text-position="super 66.6%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padding-top="0in" fo:padding-left="0.0069in" fo:padding-bottom="0in" fo:padding-right="0.0069in"/>
    </style:style>
    <style:style style:name="TableCell179" style:family="table-cell">
      <style:table-cell-properties fo:border="0.0069in solid #000000" fo:padding-top="0in" fo:padding-left="0in" fo:padding-bottom="0in" fo:padding-right="0in"/>
    </style:style>
    <style:style style:name="TableCell180" style:family="table-cell">
      <style:table-cell-properties fo:border="0.0069in solid #000000" fo:padding-top="0in" fo:padding-left="0in" fo:padding-bottom="0in" fo:padding-right="0in"/>
    </style:style>
    <style:style style:name="P18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1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5" style:family="table-cell">
      <style:table-cell-properties fo:border="0.0069in solid #000000" fo:padding-top="0in" fo:padding-left="0in" fo:padding-bottom="0in" fo:padding-right="0in"/>
    </style:style>
    <style:style style:name="T186" style:parent-style-name="DefaultParagraphFont" style:family="text">
      <style:text-properties style:text-position="super 66.6%"/>
    </style:style>
    <style:style style:name="TableCell187" style:family="table-cell">
      <style:table-cell-properties fo:border="0.0069in solid #000000" fo:padding-top="0in" fo:padding-left="0in" fo:padding-bottom="0in" fo:padding-right="0in"/>
    </style:style>
    <style:style style:name="P188" style:parent-style-name="NoSpacing" style:family="paragraph"/>
    <style:style style:name="P189" style:parent-style-name="NoSpacing" style:family="paragraph"/>
    <style:style style:name="P190" style:parent-style-name="NoSpacing" style:family="paragraph"/>
    <style:style style:name="P191" style:parent-style-name="ListParagraph" style:family="paragraph"/>
    <style:style style:name="P192" style:parent-style-name="ListParagraph" style:family="paragraph"/>
    <style:style style:name="P193" style:parent-style-name="ListParagraph" style:family="paragraph"/>
    <style:style style:name="P194" style:parent-style-name="ListParagraph" style:family="paragraph"/>
    <style:style style:name="P195" style:parent-style-name="ListParagraph" style:family="paragraph"/>
    <style:style style:name="P196" style:parent-style-name="ListParagraph" style:family="paragraph"/>
    <style:style style:name="P197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ICT_Object Orientated Programming</text:p>
      <text:p text:style-name="Title">Assessment task 5</text:p>
      <text:p text:style-name="Title">Ciarán Maher 19<text:span text:style-name="T6">th</text:span>/March/2016</text:p>
      <text:p text:style-name="Title">KTQ0855</text:p>
      <text:p text:style-name="Normal"/>
      <text:p text:style-name="Normal"/>
      <text:p text:style-name="P7">Test Plan</text:p>
      <text:p text:style-name="P8"/>
      <text:p text:style-name="TOCHeading">Contents</text:p>
      <text:p text:style-name="P9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440016137" office:target-frame-name="_top" xlink:show="replace"><text:span text:style-name="Hyperlink">VERSION HISTORY</text:span></text:a><text:a xlink:href="#_Toc440016137" office:target-frame-name="_top" xlink:show="replace"><text:tab/>3</text:a></text:p>
          <text:p text:style-name="P11"><text:a xlink:href="#_Toc440016138" office:target-frame-name="_top" xlink:show="replace"><text:span text:style-name="Hyperlink">Introduction</text:span></text:a><text:a xlink:href="#_Toc440016138" office:target-frame-name="_top" xlink:show="replace"><text:tab/>4</text:a></text:p>
          <text:p text:style-name="P12"><text:a xlink:href="#_Toc440016139" office:target-frame-name="_top" xlink:show="replace"><text:span text:style-name="Hyperlink">Purpose of The Test Plan Document</text:span></text:a><text:a xlink:href="#_Toc440016139" office:target-frame-name="_top" xlink:show="replace"><text:tab/>4</text:a></text:p>
          <text:p text:style-name="P13"><text:a xlink:href="#_Toc440016140" office:target-frame-name="_top" xlink:show="replace"><text:span text:style-name="Hyperlink">System Testi</text:span></text:a><text:a xlink:href="#_Toc440016140" office:target-frame-name="_top" xlink:show="replace"><text:span text:style-name="Hyperlink">ng</text:span></text:a><text:a xlink:href="#_Toc440016140" office:target-frame-name="_top" xlink:show="replace"><text:tab/>5</text:a></text:p>
          <text:p text:style-name="P14"><text:a xlink:href="#_Toc440016141" office:target-frame-name="_top" xlink:show="replace"><text:span text:style-name="Hyperlink">Test Risks / Issues</text:span></text:a><text:a xlink:href="#_Toc440016141" office:target-frame-name="_top" xlink:show="replace"><text:tab/>5</text:a></text:p>
          <text:p text:style-name="P15"><text:a xlink:href="#_Toc440016142" office:target-frame-name="_top" xlink:show="replace"><text:span text:style-name="Hyperlink">Items to</text:span></text:a><text:a xlink:href="#_Toc440016142" office:target-frame-name="_top" xlink:show="replace"><text:span text:style-name="Hyperlink"><text:s/>be Tested / Not Tested</text:span></text:a><text:a xlink:href="#_Toc440016142" office:target-frame-name="_top" xlink:show="replace"><text:tab/>5</text:a></text:p>
          <text:p text:style-name="P16"><text:a xlink:href="#_Toc440016143" office:target-frame-name="_top" xlink:show="replace"><text:span text:style-name="Hyperlink">Test Approach(s)</text:span></text:a><text:a xlink:href="#_Toc440016143" office:target-frame-name="_top" xlink:show="replace"><text:tab/>5</text:a></text:p>
          <text:p text:style-name="P17"><text:a xlink:href="#_Toc440016144" office:target-frame-name="_top" xlink:show="replace"><text:span text:style-name="Hyperlink">Test Regulatory / Mandate Criteria</text:span></text:a><text:a xlink:href="#_Toc440016144" office:target-frame-name="_top" xlink:show="replace"><text:tab/>5</text:a></text:p>
          <text:p text:style-name="P18"><text:a xlink:href="#_Toc440016145" office:target-frame-name="_top" xlink:show="replace"><text:span text:style-name="Hyperlink">Test Pass /</text:span><text:span text:style-name="Hyperlink"><text:s/>Fail Criteria</text:span></text:a><text:a xlink:href="#_Toc440016145" office:target-frame-name="_top" xlink:show="replace"><text:tab/>5</text:a></text:p>
          <text:p text:style-name="P19"><text:a xlink:href="#_Toc440016146" office:target-frame-name="_top" xlink:show="replace"><text:span text:style-name="Hyperlink">Test Entry / Exit<text:s/></text:span></text:a><text:a xlink:href="#_Toc440016146" office:target-frame-name="_top" xlink:show="replace"><text:span text:style-name="Hyperlink">Criteria</text:span></text:a><text:a xlink:href="#_Toc440016146" office:target-frame-name="_top" xlink:show="replace"><text:tab/>5</text:a></text:p>
          <text:p text:style-name="P20"><text:a xlink:href="#_Toc440016147" office:target-frame-name="_top" xlink:show="replace"><text:span text:style-name="Hyperlink">Test Deliverables</text:span></text:a><text:a xlink:href="#_Toc440016147" office:target-frame-name="_top" xlink:show="replace"><text:tab/>5</text:a></text:p>
          <text:p text:style-name="P21"><text:a xlink:href="#_Toc440016148" office:target-frame-name="_top" xlink:show="replace"><text:span text:style-name="Hyperlink">Test Suspension / Resumption Criteria</text:span></text:a><text:a xlink:href="#_Toc440016148" office:target-frame-name="_top" xlink:show="replace"><text:tab/>5</text:a></text:p>
          <text:p text:style-name="P22"><text:a xlink:href="#_Toc440016149" office:target-frame-name="_top" xlink:show="replace"><text:span text:style-name="Hyperlink">Test Environmental / Staffing / Training Needs</text:span></text:a><text:a xlink:href="#_Toc440016149" office:target-frame-name="_top" xlink:show="replace"><text:tab/>5</text:a></text:p>
          <text:p text:style-name="P23"><text:a xlink:href="#_Toc440016150" office:target-frame-name="_top" xlink:show="replace"><text:span text:style-name="Hyperlink">Unit<text:s/></text:span></text:a><text:a xlink:href="#_Toc440016150" office:target-frame-name="_top" xlink:show="replace"><text:span text:style-name="Hyperlink">Testing</text:span></text:a><text:a xlink:href="#_Toc440016150" office:target-frame-name="_top" xlink:show="replace"><text:tab/>6</text:a></text:p>
          <text:p text:style-name="P24"><text:a xlink:href="#_Toc440016151" office:target-frame-name="_top" xlink:show="replace"><text:span text:style-name="Hyperlink">Test Risks / Issues</text:span></text:a><text:a xlink:href="#_Toc440016151" office:target-frame-name="_top" xlink:show="replace"><text:tab/>6</text:a></text:p>
          <text:p text:style-name="P25"><text:a xlink:href="#_Toc440016152" office:target-frame-name="_top" xlink:show="replace"><text:span text:style-name="Hyperlink">Items to be Tested / Not Tested</text:span></text:a><text:a xlink:href="#_Toc440016152" office:target-frame-name="_top" xlink:show="replace"><text:tab/>6</text:a></text:p>
          <text:p text:style-name="P26"><text:a xlink:href="#_Toc440016153" office:target-frame-name="_top" xlink:show="replace"><text:span text:style-name="Hyperlink">Test Approach(s)</text:span></text:a><text:a xlink:href="#_Toc440016153" office:target-frame-name="_top" xlink:show="replace"><text:tab/>6</text:a></text:p>
          <text:p text:style-name="P27"><text:a xlink:href="#_Toc440016154" office:target-frame-name="_top" xlink:show="replace"><text:span text:style-name="Hyperlink">Test Regulatory / Mandate Criteria</text:span></text:a><text:a xlink:href="#_Toc440016154" office:target-frame-name="_top" xlink:show="replace"><text:tab/>6</text:a></text:p>
          <text:p text:style-name="P28"><text:a xlink:href="#_Toc440016155" office:target-frame-name="_top" xlink:show="replace"><text:span text:style-name="Hyperlink">Test Pass / Fail Criteria</text:span></text:a><text:a xlink:href="#_Toc440016155" office:target-frame-name="_top" xlink:show="replace"><text:tab/>6</text:a></text:p>
          <text:p text:style-name="P29"><text:a xlink:href="#_Toc440016156" office:target-frame-name="_top" xlink:show="replace"><text:span text:style-name="Hyperlink">Test Entry / Exit Criteria</text:span></text:a><text:a xlink:href="#_Toc440016156" office:target-frame-name="_top" xlink:show="replace"><text:tab/>6</text:a></text:p>
          <text:p text:style-name="P30"><text:a xlink:href="#_Toc440016157" office:target-frame-name="_top" xlink:show="replace"><text:span text:style-name="Hyperlink">Test Deliverables</text:span></text:a><text:a xlink:href="#_Toc440016157" office:target-frame-name="_top" xlink:show="replace"><text:tab/>6</text:a></text:p>
          <text:p text:style-name="P31"><text:a xlink:href="#_Toc440016158" office:target-frame-name="_top" xlink:show="replace"><text:span text:style-name="Hyperlink">Test Suspensio</text:span></text:a><text:a xlink:href="#_Toc440016158" office:target-frame-name="_top" xlink:show="replace"><text:span text:style-name="Hyperlink">n / Resumption Criteria</text:span></text:a><text:a xlink:href="#_Toc440016158" office:target-frame-name="_top" xlink:show="replace"><text:tab/>6</text:a></text:p>
          <text:p text:style-name="P32"><text:a xlink:href="#_Toc440016159" office:target-frame-name="_top" xlink:show="replace"><text:span text:style-name="Hyperlink">Test Environmental / Staffing / Training Needs</text:span></text:a><text:a xlink:href="#_Toc440016159" office:target-frame-name="_top" xlink:show="replace"><text:tab/>6</text:a></text:p>
          <text:p text:style-name="P33"><text:a xlink:href="#_Toc440016160" office:target-frame-name="_top" xlink:show="replace"><text:span text:style-name="Hyperlink">User Acceptance Testi</text:span><text:span text:style-name="Hyperlink">ng</text:span></text:a><text:a xlink:href="#_Toc440016160" office:target-frame-name="_top" xlink:show="replace"><text:tab/>7</text:a></text:p>
          <text:p text:style-name="P34"><text:a xlink:href="#_Toc440016161" office:target-frame-name="_top" xlink:show="replace"><text:span text:style-name="Hyperlink">Test Risks / Issues</text:span></text:a><text:a xlink:href="#_Toc440016161" office:target-frame-name="_top" xlink:show="replace"><text:tab/>7</text:a></text:p>
          <text:p text:style-name="P35"><text:a xlink:href="#_Toc440016162" office:target-frame-name="_top" xlink:show="replace"><text:span text:style-name="Hyperlink">Items to be Tested / Not Tested</text:span></text:a><text:a xlink:href="#_Toc440016162" office:target-frame-name="_top" xlink:show="replace"><text:tab/>7</text:a></text:p>
          <text:p text:style-name="P36"><text:a xlink:href="#_Toc440016163" office:target-frame-name="_top" xlink:show="replace"><text:span text:style-name="Hyperlink">Tes</text:span><text:span text:style-name="Hyperlink">t Approach(s)</text:span></text:a><text:a xlink:href="#_Toc440016163" office:target-frame-name="_top" xlink:show="replace"><text:tab/>7</text:a></text:p>
          <text:p text:style-name="P37"><text:a xlink:href="#_Toc440016164" office:target-frame-name="_top" xlink:show="replace"><text:span text:style-name="Hyperlink">Test Regulatory / Mandate Criteria</text:span></text:a><text:a xlink:href="#_Toc440016164" office:target-frame-name="_top" xlink:show="replace"><text:tab/>7</text:a></text:p>
          <text:p text:style-name="P38"><text:a xlink:href="#_Toc440016165" office:target-frame-name="_top" xlink:show="replace"><text:span text:style-name="Hyperlink">Test Pass / Fail Criteria</text:span></text:a><text:a xlink:href="#_Toc440016165" office:target-frame-name="_top" xlink:show="replace"><text:tab/>7</text:a></text:p>
          <text:p text:style-name="P39"><text:a xlink:href="#_Toc440016166" office:target-frame-name="_top" xlink:show="replace"><text:span text:style-name="Hyperlink">Test Entry /<text:s/></text:span></text:a><text:a xlink:href="#_Toc440016166" office:target-frame-name="_top" xlink:show="replace"><text:span text:style-name="Hyperlink">Exit Criteria</text:span></text:a><text:a xlink:href="#_Toc440016166" office:target-frame-name="_top" xlink:show="replace"><text:tab/>7</text:a></text:p>
          <text:p text:style-name="P40"><text:a xlink:href="#_Toc440016167" office:target-frame-name="_top" xlink:show="replace"><text:span text:style-name="Hyperlink">Test Deliverables</text:span></text:a><text:a xlink:href="#_Toc440016167" office:target-frame-name="_top" xlink:show="replace"><text:tab/>7</text:a></text:p>
          <text:p text:style-name="P41"><text:a xlink:href="#_Toc440016168" office:target-frame-name="_top" xlink:show="replace"><text:span text:style-name="Hyperlink">Test Suspension /</text:span><text:span text:style-name="Hyperlink"><text:s/>Resumption Criteria</text:span></text:a><text:a xlink:href="#_Toc440016168" office:target-frame-name="_top" xlink:show="replace"><text:tab/>7</text:a></text:p>
          <text:p text:style-name="P42"><text:a xlink:href="#_Toc440016169" office:target-frame-name="_top" xlink:show="replace"><text:span text:style-name="Hyperlink">Test Environmental / Staffing / Training Needs</text:span></text:a><text:a xlink:href="#_Toc440016169" office:target-frame-name="_top" xlink:show="replace"><text:tab/>7</text:a></text:p>
          <text:p text:style-name="P43"><text:a xlink:href="#_Toc440016170" office:target-frame-name="_top" xlink:show="replace"><text:span text:style-name="Hyperlink">Conclusion</text:span></text:a><text:a xlink:href="#_Toc440016170" office:target-frame-name="_top" xlink:show="replace"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<text:s/>HISTORY<text:bookmark-end text:name="_Toc439948480"/><text:bookmark-end text:name="_Toc440016137"/></text:h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Version<text:line-break/>#</text:p>
          </table:table-cell>
          <table:table-cell table:style-name="TableCell54">
            <text:p text:style-name="P55">Implemented</text:p>
            <text:p text:style-name="P56">By</text:p>
          </table:table-cell>
          <table:table-cell table:style-name="TableCell57">
            <text:p text:style-name="P58">Revision</text:p>
            <text:p text:style-name="P59">Date</text:p>
          </table:table-cell>
          <table:table-cell table:style-name="TableCell60">
            <text:p text:style-name="P61">Approved</text:p>
            <text:p text:style-name="P62">By</text:p>
          </table:table-cell>
          <table:table-cell table:style-name="TableCell63">
            <text:p text:style-name="P64">Approval</text:p>
            <text:p text:style-name="P65">Date</text:p>
          </table:table-cell>
          <table:table-cell table:style-name="TableCell66">
            <text:p text:style-name="P67">Reason</text:p>
          </table:table-cell>
        </table:table-row>
        <table:table-row table:style-name="TableRow68">
          <table:table-cell table:style-name="TableCell69">
            <text:p text:style-name="P70">1.0</text:p>
          </table:table-cell>
          <table:table-cell table:style-name="TableCell71">
            <text:p text:style-name="P72">Ciarán Maher</text:p>
          </table:table-cell>
          <table:table-cell table:style-name="TableCell73">
            <text:p text:style-name="P74">05/Jan/2016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Tabletext"><text:title text:fixed="false"/><text:span text:style-name="T80"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/>Document<text:bookmark-end text:name="_Toc185241524"/><text:bookmark-end text:name="_Toc439948482"/><text:bookmark-end text:name="_Toc440016139"/></text:h>
      <text:p text:style-name="NoSpacing"><text:bookmark-start text:name="docs-internal-guid-47bea040-79bc-d859-59"/><text:bookmark-end text:name="docs-internal-guid-47bea040-79bc-d859-59"/>The purpose of this test<text:s/>plan document is to outline a test strategy for the application in development. Please also see test log and associated test case document for types of test data, known inputs and expected outputs.</text:p>
      <text:p text:style-name="NoSpacing"/>
      <text:p text:style-name="NoSpacing"><text:line-break/></text:p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>N/A</text:p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rmal">1.1</text:p>
          </table:table-cell>
          <table:table-cell table:style-name="TableCell131">
            <text:p text:style-name="Normal">Test Menu system works</text:p>
          </table:table-cell>
          <table:table-cell table:style-name="TableCell132">
            <text:p text:style-name="P133">Test each<text:s/>menu button for correct functionality.</text:p>
          </table:table-cell>
          <table:table-cell table:style-name="TableCell134">
            <text:p text:style-name="NoSpacing">19/Jan/2016</text:p>
          </table:table-cell>
          <table:table-cell table:style-name="TableCell135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list text:style-name="LFO1" text:continue-numbering="true">
        <text:list-item>
          <text:list>
            <text:list-item>
              <text:p text:style-name="P136">Requires a tester that is familiar with the design/requirements for the<text:s/>project. Ensuring that all interface elements function correctly and perform as expected.</text:p>
            </text:list-item>
          </text:list>
        </text:list-item>
      </text:list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>N/A</text:p>
      <text:h text:style-name="Heading2" text:outline-level="2"><text:bookmark-start text:name="_Toc185241600"/><text:bookmark-start text:name="_Toc439948488"/><text:bookmark-start text:name="_Toc440016145"/>Test Pass / Fail Criteria<text:bookmark-end text:name="_Toc185241600"/><text:bookmark-end text:name="_Toc439948488"/><text:bookmark-end text:name="_Toc440016145"/></text:h>
      <text:list text:style-name="LFO2" text:continue-numbering="true">
        <text:list-item>
          <text:list>
            <text:list-item>
              <text:p text:style-name="P137">Required functionality is not present.</text:p>
            </text:list-item>
          </text:list>
        </text:list-item>
      </text:list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list text:style-name="LFO3" text:continue-numbering="true">
        <text:list-item>
          <text:list>
            <text:list-item>
              <text:p text:style-name="P138">Revert to a fresh copy of the “airports.csv” file and a blank “orders.txt”</text:p>
            </text:list-item>
          </text:list>
        </text:list-item>
      </text:list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>System Testing Test log<text:line-break/>System Testing Test Data</text:p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>Test should be suspended if any errors or unintended functionality is discovered.</text:p>
      <text:h text:style-name="Heading2" text:outline-level="2"><text:bookmark-start text:name="_Toc185241604"/><text:bookmark-start text:name="_Toc439948492"/><text:bookmark-start text:name="_Toc440016149"/>Test Environmental / Staffing<text:s/>/ Training Needs<text:bookmark-end text:name="_Toc185241604"/><text:bookmark-end text:name="_Toc439948492"/><text:bookmark-end text:name="_Toc440016149"/></text:h>
      <text:p text:style-name="NoSpacing"><text:bookmark-start text:name="_Toc185241605"/>N/a</text:p>
      <text:h text:style-name="P139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>N/a</text:p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ID</text:p>
          </table:table-cell>
          <table:table-cell table:style-name="TableCell149">
            <text:p text:style-name="P150">Item to Test</text:p>
          </table:table-cell>
          <table:table-cell table:style-name="TableCell151">
            <text:p text:style-name="P152">Test Description</text:p>
          </table:table-cell>
          <table:table-cell table:style-name="TableCell153">
            <text:p text:style-name="P154">Test Date</text:p>
          </table:table-cell>
          <table:table-cell table:style-name="TableCell155">
            <text:p text:style-name="P156">Responsibility</text:p>
          </table:table-cell>
        </table:table-row>
        <table:table-row table:style-name="TableRow157">
          <table:table-cell table:style-name="TableCell158">
            <text:p text:style-name="Normal">1.1</text:p>
          </table:table-cell>
          <table:table-cell table:style-name="TableCell159">
            <text:p text:style-name="Normal">Test form “Main”</text:p>
          </table:table-cell>
          <table:table-cell table:style-name="TableCell160">
            <text:p text:style-name="NoSpacing"><text:span text:style-name="T161">Complete all details and select “Pr</text:span><text:span text:style-name="T162">e</text:span><text:span text:style-name="T163">view”</text:span></text:p>
            <text:p text:style-name="P164">Ensure correct functionality</text:p>
          </table:table-cell>
          <table:table-cell table:style-name="TableCell165">
            <text:p text:style-name="NoSpacing">19<text:span text:style-name="T166">th</text:span>/March/2016</text:p>
          </table:table-cell>
          <table:table-cell table:style-name="TableCell167">
            <text:p text:style-name="NoSpacing">CM</text:p>
          </table:table-cell>
        </table:table-row>
        <table:table-row table:style-name="TableRow168">
          <table:table-cell table:style-name="TableCell169">
            <text:p text:style-name="Normal">1.2</text:p>
          </table:table-cell>
          <table:table-cell table:style-name="TableCell170">
            <text:p text:style-name="Normal">Test form “Maintenance”</text:p>
          </table:table-cell>
          <table:table-cell table:style-name="TableCell171">
            <text:p text:style-name="P172">Enter correct password and select “Maintenance”<text:line-break/>(Password: P@$$w0rd)</text:p>
            <text:p text:style-name="P173">Ensure correct functionality</text:p>
          </table:table-cell>
          <table:table-cell table:style-name="TableCell174">
            <text:p text:style-name="NoSpacing">19<text:span text:style-name="T175">th</text:span>/March/2016</text:p>
          </table:table-cell>
          <table:table-cell table:style-name="TableCell176">
            <text:p text:style-name="NoSpacing">CM</text:p>
          </table:table-cell>
        </table:table-row>
        <table:table-row table:style-name="TableRow177">
          <table:table-cell table:style-name="TableCell178">
            <text:p text:style-name="Normal">1.3</text:p>
          </table:table-cell>
          <table:table-cell table:style-name="TableCell179">
            <text:p text:style-name="Normal">Test form “Preview”</text:p>
          </table:table-cell>
          <table:table-cell table:style-name="TableCell180">
            <text:p text:style-name="P181">After “Preview” form has loaded, confirm details are as in Test 1.1</text:p>
            <text:p text:style-name="NoSpacing"><text:span text:style-name="T182">Click “Confirm” and ensure that d</text:span><text:span text:style-name="T183">e</text:span><text:span text:style-name="T184">tails are saved in “orders.txt”</text:span></text:p>
          </table:table-cell>
          <table:table-cell table:style-name="TableCell185">
            <text:p text:style-name="NoSpacing">19<text:span text:style-name="T186">th</text:span>/March/2016</text:p>
          </table:table-cell>
          <table:table-cell table:style-name="TableCell187">
            <text:p text:style-name="NoSpacing">CM</text:p>
          </table:table-cell>
        </table:table-row>
      </table:table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list text:style-name="LFO4" text:continue-numbering="true">
        <text:list-item>
          <text:list>
            <text:list-item>
              <text:p text:style-name="P188">Requires a tester that is familiar with the design/requirements for the project. Ensuring that all steps are followed and any issues are<text:s/>communicated effectively to the development team.</text:p>
            </text:list-item>
            <text:list-item>
              <text:p text:style-name="P189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190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185241609"/><text:bookmark-start text:name="_Toc439948497"/><text:bookmark-start text:name="_Toc440016154"/>Test Regulatory /<text:s/>Mandate Criteria<text:bookmark-end text:name="_Toc185241609"/><text:bookmark-end text:name="_Toc439948497"/><text:bookmark-end text:name="_Toc440016154"/></text:h>
      <text:p text:style-name="NoSpacing">N/A</text:p>
      <text:h text:style-name="Heading2" text:outline-level="2"><text:bookmark-start text:name="_Toc185241610"/><text:bookmark-start text:name="_Toc439948498"/><text:bookmark-start text:name="_Toc440016155"/>Test Pass / Fail Criteria<text:bookmark-end text:name="_Toc185241610"/><text:bookmark-end text:name="_Toc439948498"/><text:bookmark-end text:name="_Toc440016155"/></text:h>
      <text:list text:style-name="LFO5" text:continue-numbering="true">
        <text:list-item>
          <text:list>
            <text:list-item>
              <text:p text:style-name="P191">Required functionality is not present.</text:p>
            </text:list-item>
            <text:list-item>
              <text:p text:style-name="P192">Required functionality is not present or change is not reflected in “airports.csv”.</text:p>
            </text:list-item>
            <text:list-item>
              <text:p text:style-name="P193">Required functionality is not present or change is not reflected in “airports.csv”.</text:p>
            </text:list-item>
          </text:list>
        </text:list-item>
      </text:list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list text:style-name="LFO6" text:continue-numbering="true">
        <text:list-item>
          <text:list>
            <text:list-item>
              <text:p text:style-name="P194">Revert to fresh copy of “airports.csv”.</text:p>
            </text:list-item>
            <text:list-item>
              <text:p text:style-name="P195">Revert to fresh copy of “airports.csv”.</text:p>
            </text:list-item>
            <text:list-item>
              <text:p text:style-name="P196">Revert to fresh copy of “airports.csv”.</text:p>
            </text:list-item>
          </text:list>
        </text:list-item>
      </text:list>
      <text:p text:style-name="P197"/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rmal">System Testing Test log<text:line-break/>System Testing Test Data</text:p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Spacing">Test should be suspended if any errors or unintended functionality is discovered.</text:p>
      <text:h text:style-name="Heading2" text:outline-level="2"><text:bookmark-start text:name="_Toc185241614"/><text:bookmark-start text:name="_Toc439948502"/><text:bookmark-start text:name="_Toc440016159"/><text:soft-page-break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N/a</text:p>
      <text:p text:style-name="NoSpacing"><text:bookmark-end text:name="_Toc18524161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fo:color="#17365D" fo:letter-spacing="0.0034in" fo:font-size="26pt" style:font-size-asian="26pt" style:font-size-complex="26pt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TOC1" style:display-name="TOC 1" style:family="paragraph" style:parent-style-name="Normal" style:next-style-name="Normal">
      <style:paragraph-properties fo:margin-bottom="0.0694in"/>
      <style:text-properties style:language-asian="ja" style:country-asian="JP" fo:hyphenate="tru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style:language-asian="ja" style:country-asian="JP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/>
      <style:text-properties style:font-name-complex="Arial" fo:font-size="10pt" style:font-size-asian="10pt" style:font-size-complex="10pt" fo:hyphenate="true"/>
    </style:style>
    <style:style style:name="Tabletext" style:display-name="Tabletext" style:family="paragraph" style:parent-style-name="Normal">
      <style:paragraph-properties fo:keep-together="always" style:line-height-at-least="0.1666in"/>
      <style:text-properties style:font-name="Arial" fo:font-size="10pt" style:font-size-asian="10pt" style:font-size-complex="10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6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6</text:page-number></text:span><text:s/>of<text:s/><text:span text:style-name="T3"><text:page-count>7</text:page-count></text:span></text:p>
        <text:p text:style-name="Header"/>
      </style:header>
      <style:footer>
        <text:p text:style-name="P4">Ciarán Maher<text:line-break/>ICT_OOP<text:line-break/>19<text:span text:style-name="T5">th</text:span>/March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iaran Maher</meta:initial-creator>
    <dc:creator>blue20</dc:creator>
    <meta:creation-date>2016-03-21T07:53:00Z</meta:creation-date>
    <dc:date>2016-03-21T15:22:00Z</dc:date>
    <meta:template xlink:href="Normal" xlink:type="simple"/>
    <meta:editing-cycles>14</meta:editing-cycles>
    <meta:editing-duration>PT4200S</meta:editing-duration>
    <meta:document-statistic meta:page-count="7" meta:paragraph-count="13" meta:word-count="982" meta:character-count="6570" meta:row-count="46" meta:non-whitespace-character-count="5601"/>
  </office:meta>
</office:document-meta>
</file>